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Tamil Medium" svg:font-family="'Noto Sans Tamil Medium'" style:font-family-generic="swiss" style:font-pitch="variable"/>
    <style:font-face style:name="Noto Sans Tamil Medium1" svg:font-family="'Noto Sans Tamil Medium'" style:font-adornments="Medium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_5f_-title">
      <style:graphic-properties draw:auto-grow-height="true" fo:min-height="8.777cm"/>
      <style:paragraph-properties style:writing-mode="lr-tb"/>
    </style:style>
    <style:style style:name="pr4" style:family="presentation" style:parent-style-name="Blue_5f_Curve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style:font-name="Noto Sans Tamil Medium1" style:font-name-complex="Noto Sans Tamil Medium1"/>
    </style:style>
    <style:style style:name="P2" style:family="paragraph">
      <style:paragraph-properties style:writing-mode="lr-tb"/>
      <style:text-properties fo:color="#000000" loext:opacity="100%" style:font-name="Noto Sans Tamil Medium1" style:font-name-complex="Noto Sans Tamil Medium1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line-height="150%" fo:text-align="center" style:writing-mode="lr-tb"/>
      <style:text-properties style:font-name="Noto Sans Tamil Medium" fo:font-size="24pt" style:font-size-asian="24pt" style:font-name-complex="Noto Sans Tamil Medium" style:font-size-complex="24pt"/>
    </style:style>
    <style:style style:name="P5" style:family="paragraph">
      <style:paragraph-properties fo:line-height="150%" style:writing-mode="lr-tb"/>
      <style:text-properties fo:color="#000000" loext:opacity="100%" style:font-name="Noto Sans Tamil Medium" fo:font-size="24pt" style:font-size-asian="24pt" style:font-name-complex="Noto Sans Tamil Medium" style:font-size-complex="24pt"/>
    </style:style>
    <style:style style:name="P6" style:family="paragraph">
      <style:text-properties style:font-name="Noto Sans Tamil Medium1"/>
    </style:style>
    <style:style style:name="P7" style:family="paragraph">
      <loext:graphic-properties draw:fill="none"/>
      <style:paragraph-properties style:writing-mode="lr-tb"/>
      <style:text-properties style:font-name="Noto Sans Tamil Medium1" fo:font-size="18pt"/>
    </style:style>
    <style:style style:name="T1" style:family="text">
      <style:text-properties fo:color="#000000" loext:opacity="100%" style:font-name="Noto Sans Tamil Medium1" style:font-name-complex="Noto Sans Tamil Medium1"/>
    </style:style>
    <style:style style:name="T2" style:family="text">
      <style:text-properties fo:color="#000000" loext:opacity="100%" style:font-name="Noto Sans Tamil Medium" fo:font-size="24pt" style:font-size-asian="24pt" style:font-name-complex="Noto Sans Tamil Medium" style:font-size-complex="24pt"/>
    </style:style>
    <style:style style:name="T3" style:family="text">
      <style:text-properties style:font-name="Noto Sans Tamil Medium1" fo:font-size="18pt"/>
    </style:style>
    <style:style style:name="T4" style:family="text">
      <style:text-properties style:font-name="Noto Sans Tamil Medium1" fo:font-size="18pt" style:font-name-complex="Noto Sans Tamil Mediu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1.599cm" svg:y="4.599cm" presentation:class="title" presentation:user-transformed="true">
          <draw:text-box>
            <text:p text:style-name="P1"><text:span text:style-name="T1">I </text:span><text:span text:style-name="T1">தெசலோனிக்கேயர்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_5f_" presentation:presentation-page-layout-name="AL1T19" presentation:use-date-time-name="dtd1">
        <office:forms form:automatic-focus="false" form:apply-design-mode="false"/>
        <draw:frame presentation:style-name="pr3" draw:text-style-name="P5" draw:layer="layout" svg:width="25cm" svg:height="11.026cm" svg:x="1.599cm" svg:y="0.587cm" presentation:class="title" presentation:user-transformed="true">
          <draw:text-box>
            <text:p text:style-name="P4"><text:span text:style-name="T2">பவுலும்</text:span><text:span text:style-name="T2">, </text:span><text:span text:style-name="T2">சில்வானும்</text:span><text:span text:style-name="T2">, </text:span><text:span text:style-name="T2">தீமோத்தேயும்</text:span><text:span text:style-name="T2">, </text:span><text:span text:style-name="T2">பிதாவாகிய தேவனுக்குள்ளும் கர்த்தராகிய இயேசுகிறிஸ்துவுக்குள்ளும் இருக்கிற தெசலோனிக்கேயர் சபைக்கு எழுதுகிறதாவது</text:span><text:span text:style-name="T2">: </text:span><text:span text:style-name="T2">நம்முடைய பிதாவாகிய தேவனாலும் கர்த்தராகிய இயேசுகிறிஸ்துவினாலும் உங்களுக்குக் கிருபையும் சமாதானமும் உண்டாவதாக</text:span><text:span text:style-name="T2">.</text:span></text:p>
          </draw:text-box>
        </draw:frame>
        <draw:frame draw:style-name="gr2" draw:text-style-name="P7" draw:layer="layout" svg:width="10.16cm" svg:height="1cm" svg:x="17.145cm" svg:y="12.97cm">
          <draw:text-box>
            <text:p text:style-name="P6"><text:span text:style-name="T3">I </text:span><text:span text:style-name="T4">தெசலோனிக்கேயர்</text:span><text:span text:style-name="T3"> </text:span><text:span text:style-name="T3">1: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_5f_" presentation:presentation-page-layout-name="AL1T19" presentation:use-date-time-name="dtd1">
        <office:forms form:automatic-focus="false" form:apply-design-mode="false"/>
        <draw:frame presentation:style-name="pr3" draw:text-style-name="P5" draw:layer="layout" svg:width="25cm" svg:height="11.026cm" svg:x="1.599cm" svg:y="0.587cm" presentation:class="title" presentation:user-transformed="true">
          <draw:text-box>
            <text:p text:style-name="P4"><text:span text:style-name="T2">தேவனுக்குப் பிரியமான சகோதரரே</text:span><text:span text:style-name="T2">, </text:span><text:span text:style-name="T2">உங்கள் விசுவாசத்தின் கிரியையையும்</text:span><text:span text:style-name="T2">, </text:span><text:span text:style-name="T2">உங்கள் அன்பின் பிரயாசத்தையும்</text:span><text:span text:style-name="T2">, </text:span><text:span text:style-name="T2">நம்முடைய கர்த்தராகிய இயேசுகிறிஸ்துவின்மேலுள்ள உங்கள் நம்பிக்கையின் பொறுமையையும்</text:span><text:span text:style-name="T2">, </text:span><text:span text:style-name="T2">நம்முடைய பிதாவாகிய தேவனுக்குமுன்பாக நாங்கள் இடைவிடாமல் நினைவுகூர்ந்து</text:span><text:span text:style-name="T2">,</text:span></text:p>
          </draw:text-box>
        </draw:frame>
        <draw:frame draw:style-name="gr2" draw:text-style-name="P7" draw:layer="layout" svg:width="10.16cm" svg:height="1cm" svg:x="17.145cm" svg:y="12.97cm">
          <draw:text-box>
            <text:p text:style-name="P6"><text:span text:style-name="T3">I </text:span><text:span text:style-name="T4">தெசலோனிக்கேயர்</text:span><text:span text:style-name="T3"> </text:span><text:span text:style-name="T3">1:2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_5f_" presentation:presentation-page-layout-name="AL1T19" presentation:use-date-time-name="dtd1">
        <office:forms form:automatic-focus="false" form:apply-design-mode="false"/>
        <draw:frame presentation:style-name="pr3" draw:text-style-name="P5" draw:layer="layout" svg:width="25cm" svg:height="8.777cm" svg:x="1.599cm" svg:y="1.711cm" presentation:class="title" presentation:user-transformed="true">
          <draw:text-box>
            <text:p text:style-name="P4"><text:span text:style-name="T2">நீங்கள் தெரிந்துகொள்ளப்பட்டவர்களென்று நாங்கள் அறிந்து</text:span><text:span text:style-name="T2">,</text:span></text:p>
          </draw:text-box>
        </draw:frame>
        <draw:frame draw:style-name="gr2" draw:text-style-name="P7" draw:layer="layout" svg:width="10.16cm" svg:height="1cm" svg:x="17.145cm" svg:y="12.97cm">
          <draw:text-box>
            <text:p text:style-name="P6"><text:span text:style-name="T3">I </text:span><text:span text:style-name="T4">தெசலோனிக்கேயர்</text:span><text:span text:style-name="T3"> </text:span><text:span text:style-name="T3">1:3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_5f_" presentation:presentation-page-layout-name="AL1T19" presentation:use-date-time-name="dtd1">
        <office:forms form:automatic-focus="false" form:apply-design-mode="false"/>
        <draw:frame presentation:style-name="pr3" draw:text-style-name="P5" draw:layer="layout" svg:width="25cm" svg:height="8.777cm" svg:x="1.599cm" svg:y="1.711cm" presentation:class="title" presentation:user-transformed="true">
          <draw:text-box>
            <text:p text:style-name="P4"><text:span text:style-name="T2">எங்கள் ஜெபங்களில் இடைவிடாமல் உங்களைக்குறித்து விண்ணப்பம்பண்ணி</text:span><text:span text:style-name="T2">, </text:span><text:span text:style-name="T2">உங்களெல்லாருக்காகவும் எப்பொழுதும் தேவனை ஸ்தோத்திரிக்கிறோம்</text:span><text:span text:style-name="T2">.</text:span></text:p>
          </draw:text-box>
        </draw:frame>
        <draw:frame draw:style-name="gr2" draw:text-style-name="P7" draw:layer="layout" svg:width="10.16cm" svg:height="1cm" svg:x="17.145cm" svg:y="12.97cm">
          <draw:text-box>
            <text:p text:style-name="P6"><text:span text:style-name="T3">I </text:span><text:span text:style-name="T4">தெசலோனிக்கேயர்</text:span><text:span text:style-name="T3"> </text:span><text:span text:style-name="T3">1:4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_5f_" presentation:presentation-page-layout-name="AL1T19" presentation:use-date-time-name="dtd1">
        <office:forms form:automatic-focus="false" form:apply-design-mode="false"/>
        <draw:frame presentation:style-name="pr3" draw:text-style-name="P5" draw:layer="layout" svg:width="25cm" svg:height="9.451cm" svg:x="1.599cm" svg:y="1.374cm" presentation:class="title" presentation:user-transformed="true">
          <draw:text-box>
            <text:p text:style-name="P4"><text:span text:style-name="T2">எங்கள் சுவிசேஷம் உங்களிடத்தில் வசனத்தோடேமாத்திரமல்ல</text:span><text:span text:style-name="T2">, </text:span><text:span text:style-name="T2">வல்லமையோடும்</text:span><text:span text:style-name="T2">, </text:span><text:span text:style-name="T2">பரிசுத்த ஆவியோடும்</text:span><text:span text:style-name="T2">, </text:span><text:span text:style-name="T2">முழுநிச்சயத்தோடும் வந்தது</text:span><text:span text:style-name="T2">; </text:span><text:span text:style-name="T2">நாங்களும் உங்களுக்குள்ளே இருந்தபோது உங்கள்நிமித்தம் எப்படிப்பட்டவர்களாயிருந்தோமென்று அறிந்திருக்கிறீர்களே</text:span><text:span text:style-name="T2">.</text:span></text:p>
          </draw:text-box>
        </draw:frame>
        <draw:frame draw:style-name="gr2" draw:text-style-name="P7" draw:layer="layout" svg:width="10.16cm" svg:height="1cm" svg:x="17.145cm" svg:y="12.97cm">
          <draw:text-box>
            <text:p text:style-name="P6"><text:span text:style-name="T3">I </text:span><text:span text:style-name="T4">தெசலோனிக்கேயர்</text:span><text:span text:style-name="T3"> </text:span><text:span text:style-name="T3">1:5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_5f_" presentation:presentation-page-layout-name="AL1T19" presentation:use-date-time-name="dtd1">
        <office:forms form:automatic-focus="false" form:apply-design-mode="false"/>
        <draw:frame presentation:style-name="pr3" draw:text-style-name="P5" draw:layer="layout" svg:width="25cm" svg:height="8.777cm" svg:x="1.599cm" svg:y="1.711cm" presentation:class="title" presentation:user-transformed="true">
          <draw:text-box>
            <text:p text:style-name="P4"><text:span text:style-name="T2">நீங்கள் மிகுந்த உபத்திரவத்திலே</text:span><text:span text:style-name="T2">, </text:span><text:span text:style-name="T2">பரிசுத்த ஆவியின் சந்தோஷத்தோடே</text:span><text:span text:style-name="T2">, </text:span><text:span text:style-name="T2">திருவசனத்தை ஏற்றுக்கொண்டு</text:span><text:span text:style-name="T2">, </text:span><text:span text:style-name="T2">எங்களையும் கர்த்தரையும் பின்பற்றுகிறவர்களாகி</text:span><text:span text:style-name="T2">,</text:span></text:p>
          </draw:text-box>
        </draw:frame>
        <draw:frame draw:style-name="gr2" draw:text-style-name="P7" draw:layer="layout" svg:width="10.16cm" svg:height="1cm" svg:x="17.145cm" svg:y="12.97cm">
          <draw:text-box>
            <text:p text:style-name="P6"><text:span text:style-name="T3">I </text:span><text:span text:style-name="T4">தெசலோனிக்கேயர்</text:span><text:span text:style-name="T3"> </text:span><text:span text:style-name="T3">1:6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_5f_" presentation:presentation-page-layout-name="AL1T19" presentation:use-date-time-name="dtd1">
        <office:forms form:automatic-focus="false" form:apply-design-mode="false"/>
        <draw:frame presentation:style-name="pr3" draw:text-style-name="P5" draw:layer="layout" svg:width="25cm" svg:height="8.777cm" svg:x="1.599cm" svg:y="1.711cm" presentation:class="title" presentation:user-transformed="true">
          <draw:text-box>
            <text:p text:style-name="P4"><text:span text:style-name="T2">இவ்விதமாய் மக்கெதோனியாவிலும் அகாயாவிலுமுள்ள விசுவாசிகள் யாவருக்கும் மாதிரிகளானீர்கள்</text:span><text:span text:style-name="T2">.</text:span></text:p>
          </draw:text-box>
        </draw:frame>
        <draw:frame draw:style-name="gr2" draw:text-style-name="P7" draw:layer="layout" svg:width="10.16cm" svg:height="1cm" svg:x="17.145cm" svg:y="12.97cm">
          <draw:text-box>
            <text:p text:style-name="P6"><text:span text:style-name="T3">I </text:span><text:span text:style-name="T4">தெசலோனிக்கேயர்</text:span><text:span text:style-name="T3"> </text:span><text:span text:style-name="T3">1:7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_5f_" presentation:presentation-page-layout-name="AL1T19" presentation:use-date-time-name="dtd1">
        <office:forms form:automatic-focus="false" form:apply-design-mode="false"/>
        <draw:frame presentation:style-name="pr3" draw:text-style-name="P5" draw:layer="layout" svg:width="25cm" svg:height="9.451cm" svg:x="1.599cm" svg:y="1.374cm" presentation:class="title" presentation:user-transformed="true">
          <draw:text-box>
            <text:p text:style-name="P4"><text:span text:style-name="T2">எப்படியெனில்</text:span><text:span text:style-name="T2">, </text:span><text:span text:style-name="T2">உங்களிடத்திலிருந்து கர்த்தருடைய வசனம் மக்கெதோனியாவிலும் அகாயாவிலும் தொனித்ததுமல்லாமல்</text:span><text:span text:style-name="T2">, </text:span><text:span text:style-name="T2">நாங்கள் அதைக்குறித்து ஒன்றும் சொல்லவேண்டியதாயிராதபடிக்கு</text:span><text:span text:style-name="T2">, </text:span><text:span text:style-name="T2">தேவனைப்பற்றின உங்கள் விசுவாசம் எங்கும் பிரசித்தமாயிற்று</text:span><text:span text:style-name="T2">.</text:span></text:p>
          </draw:text-box>
        </draw:frame>
        <draw:frame draw:style-name="gr2" draw:text-style-name="P7" draw:layer="layout" svg:width="10.16cm" svg:height="1cm" svg:x="17.145cm" svg:y="12.97cm">
          <draw:text-box>
            <text:p text:style-name="P6"><text:span text:style-name="T3">I </text:span><text:span text:style-name="T4">தெசலோனிக்கேயர்</text:span><text:span text:style-name="T3"> </text:span><text:span text:style-name="T3">1:8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_5f_" presentation:presentation-page-layout-name="AL1T19" presentation:use-date-time-name="dtd1">
        <office:forms form:automatic-focus="false" form:apply-design-mode="false"/>
        <draw:frame presentation:style-name="pr3" draw:text-style-name="P5" draw:layer="layout" svg:width="25cm" svg:height="9.451cm" svg:x="1.599cm" svg:y="1.374cm" presentation:class="title" presentation:user-transformed="true">
          <draw:text-box>
            <text:p text:style-name="P4"><text:span text:style-name="T2">ஏனெனில்</text:span><text:span text:style-name="T2">, </text:span><text:span text:style-name="T2">அவர்கள்தாமே எங்களைக்குறித்து</text:span><text:span text:style-name="T2">, </text:span><text:span text:style-name="T2">உங்களிடத்தில் நாங்கள் அடைந்த பிரவேசம் இன்னதென்பதையும்</text:span><text:span text:style-name="T2">, </text:span><text:span text:style-name="T2">ஜீவனுள்ள மெய்யான தேவனுக்கு ஊழியஞ்செய்வதற்கு</text:span><text:span text:style-name="T2">, </text:span><text:span text:style-name="T2">நீங்கள் விக்கிரகங்களைவிட்டு தேவனிடத்திற்கு மனந்திரும்பினதையும்</text:span><text:span text:style-name="T2">,</text:span></text:p>
          </draw:text-box>
        </draw:frame>
        <draw:frame draw:style-name="gr2" draw:text-style-name="P7" draw:layer="layout" svg:width="10.16cm" svg:height="1cm" svg:x="17.145cm" svg:y="12.97cm">
          <draw:text-box>
            <text:p text:style-name="P6"><text:span text:style-name="T3">I </text:span><text:span text:style-name="T4">தெசலோனிக்கேயர்</text:span><text:span text:style-name="T3"> </text:span><text:span text:style-name="T3">1:9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_5f_" presentation:presentation-page-layout-name="AL1T19" presentation:use-date-time-name="dtd1">
        <office:forms form:automatic-focus="false" form:apply-design-mode="false"/>
        <draw:frame presentation:style-name="pr3" draw:text-style-name="P5" draw:layer="layout" svg:width="25cm" svg:height="9.451cm" svg:x="1.599cm" svg:y="1.374cm" presentation:class="title" presentation:user-transformed="true">
          <draw:text-box>
            <text:p text:style-name="P4"><text:span text:style-name="T2">அவர் மரித்தோரிலிருந்தெழுப்பினவரும்</text:span><text:span text:style-name="T2">, </text:span><text:span text:style-name="T2">இனிவரும் கோபாக்கினையினின்று நம்மை நீங்கலாக்கி இரட்சிக்கிறவருமாயிருக்கிற அவருடைய குமாரனாகிய இயேசு பரலோகத்திலிருந்து வருவதை நீங்கள் எதிர்பார்த்துக்கொண்டிருக்கிறதையும்</text:span><text:span text:style-name="T2">, </text:span><text:span text:style-name="T2">அறிவிக்கிறார்களே</text:span><text:span text:style-name="T2">. <text:s/></text:span></text:p>
          </draw:text-box>
        </draw:frame>
        <draw:frame draw:style-name="gr2" draw:text-style-name="P7" draw:layer="layout" svg:width="10.16cm" svg:height="1cm" svg:x="17.145cm" svg:y="12.97cm">
          <draw:text-box>
            <text:p text:style-name="P6"><text:span text:style-name="T3">I </text:span><text:span text:style-name="T4">தெசலோனிக்கேயர்</text:span><text:span text:style-name="T3"> </text:span><text:span text:style-name="T3">1:10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Tamil Medium" svg:font-family="'Noto Sans Tamil Medium'" style:font-family-generic="swiss" style:font-pitch="variable"/>
    <style:font-face style:name="Noto Sans Tamil Medium1" svg:font-family="'Noto Sans Tamil Medium'" style:font-adornments="Medium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299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3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8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3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2cm" fo:margin-bottom="0cm" fo:text-indent="0cm"/>
      <style:text-properties fo:font-size="14.8999996185303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1cm" fo:margin-bottom="0cm" fo:text-indent="0cm"/>
      <style:text-properties fo:font-size="14.8999996185303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cm" fo:margin-bottom="0cm" fo:text-indent="0cm"/>
      <style:text-properties fo:font-size="14.8999996185303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69cm" fo:margin-bottom="0cm" fo:text-indent="0cm"/>
      <style:text-properties fo:font-size="14.8999996185303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299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3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8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3cm" fo:margin-bottom="0cm" fo:text-indent="0cm"/>
      <style:text-properties fo:font-size="15pt"/>
    </style:style>
    <style:style style:name="Blue_5f_Curve_5f_-outline6" style:display-name="Blue_Curve_-outline6" style:family="presentation" style:parent-style-name="Blue_5f_Curve_5f_-outline5">
      <style:paragraph-properties fo:margin-left="0cm" fo:margin-right="0cm" fo:margin-top="0.072cm" fo:margin-bottom="0cm" fo:text-indent="0cm"/>
      <style:text-properties fo:font-size="14.8999996185303pt"/>
    </style:style>
    <style:style style:name="Blue_5f_Curve_5f_-outline7" style:display-name="Blue_Curve_-outline7" style:family="presentation" style:parent-style-name="Blue_5f_Curve_5f_-outline6">
      <style:paragraph-properties fo:margin-left="0cm" fo:margin-right="0cm" fo:margin-top="0.071cm" fo:margin-bottom="0cm" fo:text-indent="0cm"/>
      <style:text-properties fo:font-size="14.8999996185303pt"/>
    </style:style>
    <style:style style:name="Blue_5f_Curve_5f_-outline8" style:display-name="Blue_Curve_-outline8" style:family="presentation" style:parent-style-name="Blue_5f_Curve_5f_-outline7">
      <style:paragraph-properties fo:margin-left="0cm" fo:margin-right="0cm" fo:margin-top="0.07cm" fo:margin-bottom="0cm" fo:text-indent="0cm"/>
      <style:text-properties fo:font-size="14.8999996185303pt"/>
    </style:style>
    <style:style style:name="Blue_5f_Curve_5f_-outline9" style:display-name="Blue_Curve_-outline9" style:family="presentation" style:parent-style-name="Blue_5f_Curve_5f_-outline8">
      <style:paragraph-properties fo:margin-left="0cm" fo:margin-right="0cm" fo:margin-top="0.069cm" fo:margin-bottom="0cm" fo:text-indent="0cm"/>
      <style:text-properties fo:font-size="14.8999996185303pt"/>
    </style:style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362cm" fo:min-width="27.50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lue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.001cm" svg:y="12.499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7.94cm" svg:height="3cm" svg:x="0cm" svg:y="4.499cm" presentation:class="title" presentation:placeholder="true">
        <draw:text-box/>
      </draw:frame>
      <draw:frame presentation:style-name="Blue_5f_Curve-outline1" draw:layer="backgroundobjects" svg:width="26cm" svg:height="4.5cm" svg:x="0.999cm" svg:y="7.999cm" presentation:class="outline" presentation:placeholder="true">
        <draw:text-box/>
      </draw:frame>
      <draw:frame presentation:style-name="Mpr1" draw:text-style-name="MP4" draw:layer="backgroundobjects" svg:width="6.5cm" svg:height="1cm" svg:x="20.499cm" svg:y="14.499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.001cm" svg:y="12.499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499cm" presentation:class="title" presentation:placeholder="true">
        <draw:text-box/>
      </draw:frame>
      <draw:frame presentation:style-name="Blue_5f_Curve_5f_-outline1" draw:layer="backgroundobjects" svg:width="26cm" svg:height="4.5cm" svg:x="0.999cm" svg:y="7.999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2T19:33:34.499627599</meta:creation-date>
    <meta:editing-duration>PT30M32S</meta:editing-duration>
    <meta:editing-cycles>3</meta:editing-cycles>
    <meta:generator>LibreOffice/7.2.5.2.0$Linux_X86_64 LibreOffice_project/20$Build-2</meta:generator>
    <dc:title>Blue Curve</dc:title>
    <dc:date>2022-01-14T12:29:09.174366956</dc:date>
    <meta:document-statistic meta:object-count="72"/>
  </office:meta>
</office:document-meta>
</file>